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382in" table:align="left"/>
    </style:style>
    <style:style style:name="Table1.A" style:family="table-column">
      <style:table-column-properties style:column-width="1.1104in"/>
    </style:style>
    <style:style style:name="Table1.B" style:family="table-column">
      <style:table-column-properties style:column-width="2.82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color="#c9211e" loext:opacity="100%"/>
    </style:style>
    <style:style style:name="P2" style:family="paragraph" style:parent-style-name="Text_20_body">
      <style:text-properties fo:color="#c9211e" loext:opacity="100%" officeooo:rsid="000a99bb" officeooo:paragraph-rsid="000a99bb"/>
    </style:style>
    <style:style style:name="P3" style:family="paragraph" style:parent-style-name="Text_20_body">
      <style:text-properties officeooo:rsid="000a99bb" officeooo:paragraph-rsid="000a99bb"/>
    </style:style>
    <style:style style:name="P4" style:family="paragraph" style:parent-style-name="Heading_20_1">
      <style:text-properties officeooo:paragraph-rsid="000c42de"/>
    </style:style>
    <style:style style:name="P5" style:family="paragraph" style:parent-style-name="Heading_20_1">
      <style:text-properties officeooo:paragraph-rsid="000d8e31"/>
    </style:style>
    <style:style style:name="P6" style:family="paragraph" style:parent-style-name="Standard">
      <style:text-properties officeooo:paragraph-rsid="000d8e31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in" fo:margin-bottom="0in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in" fo:margin-bottom="0in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in" fo:margin-bottom="0in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in" fo:margin-bottom="0in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 fo:margin-top="0in" fo:margin-bottom="0in" style:contextual-spacing="false"/>
    </style:style>
    <style:style style:name="P33" style:family="paragraph" style:parent-style-name="Text_20_body" style:list-style-name="L13">
      <style:paragraph-properties fo:margin-top="0in" fo:margin-bottom="0in" style:contextual-spacing="false"/>
      <style:text-properties officeooo:paragraph-rsid="000d8e31"/>
    </style:style>
    <style:style style:name="P34" style:family="paragraph" style:parent-style-name="Text_20_body" style:list-style-name="L13">
      <style:text-properties officeooo:paragraph-rsid="000d8e31"/>
    </style:style>
    <style:style style:name="P35" style:family="paragraph" style:parent-style-name="Text_20_body" style:list-style-name="L14">
      <style:paragraph-properties fo:margin-top="0in" fo:margin-bottom="0in" style:contextual-spacing="false"/>
    </style:style>
    <style:style style:name="P36" style:family="paragraph" style:parent-style-name="Text_20_body" style:list-style-name="L15">
      <style:paragraph-properties fo:margin-top="0in" fo:margin-bottom="0in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6">
      <style:paragraph-properties fo:margin-top="0in" fo:margin-bottom="0in" style:contextual-spacing="false"/>
    </style:style>
    <style:style style:name="P39" style:family="paragraph" style:parent-style-name="Text_20_body" style:list-style-name="L17"/>
    <style:style style:name="P40" style:family="paragraph" style:parent-style-name="Text_20_body" style:list-style-name="L17">
      <style:paragraph-properties fo:margin-top="0in" fo:margin-bottom="0in" style:contextual-spacing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8">
      <style:paragraph-properties fo:margin-top="0in" fo:margin-bottom="0in" style:contextual-spacing="false"/>
    </style:style>
    <style:style style:name="P43" style:family="paragraph" style:parent-style-name="Text_20_body" style:list-style-name="L19"/>
    <style:style style:name="P44" style:family="paragraph" style:parent-style-name="Text_20_body" style:list-style-name="L19">
      <style:paragraph-properties fo:margin-top="0in" fo:margin-bottom="0in" style:contextual-spacing="false"/>
    </style:style>
    <style:style style:name="P45" style:family="paragraph" style:parent-style-name="Text_20_body" style:list-style-name="L20"/>
    <style:style style:name="P46" style:family="paragraph" style:parent-style-name="Text_20_body" style:list-style-name="L20">
      <style:paragraph-properties fo:margin-top="0in" fo:margin-bottom="0in" style:contextual-spacing="false"/>
    </style:style>
    <style:style style:name="P47" style:family="paragraph" style:parent-style-name="Text_20_body" style:list-style-name="L21"/>
    <style:style style:name="P48" style:family="paragraph" style:parent-style-name="Text_20_body" style:list-style-name="L21">
      <style:paragraph-properties fo:margin-top="0in" fo:margin-bottom="0in" style:contextual-spacing="false"/>
    </style:style>
    <style:style style:name="P49" style:family="paragraph" style:parent-style-name="Text_20_body" style:list-style-name="L22"/>
    <style:style style:name="P50" style:family="paragraph" style:parent-style-name="Text_20_body" style:list-style-name="L22">
      <style:paragraph-properties fo:margin-top="0in" fo:margin-bottom="0in" style:contextual-spacing="false"/>
    </style:style>
    <style:style style:name="P51" style:family="paragraph" style:parent-style-name="Text_20_body">
      <style:text-properties officeooo:paragraph-rsid="000c42de"/>
    </style:style>
    <style:style style:name="P52" style:family="paragraph" style:parent-style-name="Text_20_body">
      <style:text-properties officeooo:rsid="000d64ec" officeooo:paragraph-rsid="000d64ec"/>
    </style:style>
    <style:style style:name="P53" style:family="paragraph" style:parent-style-name="Text_20_body">
      <style:text-properties officeooo:paragraph-rsid="000d64ec"/>
    </style:style>
    <style:style style:name="P54" style:family="paragraph" style:parent-style-name="Text_20_body">
      <style:text-properties officeooo:rsid="000d8e31" officeooo:paragraph-rsid="000d8e31"/>
    </style:style>
    <style:style style:name="P55" style:family="paragraph" style:parent-style-name="Text_20_body">
      <style:text-properties officeooo:paragraph-rsid="000d8e31"/>
    </style:style>
    <style:style style:name="T1" style:family="text">
      <style:text-properties officeooo:rsid="000c42de"/>
    </style:style>
    <style:style style:name="T2" style:family="text">
      <style:text-properties officeooo:rsid="000d8e3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<text:span text:style-name="Strong_20_Emphasis">Qué es la conciencia</text:span><text:span text:style-name="Strong_20_Emphasis"><text:span text:style-name="T1">?</text:span></text:span></text:h>
      <text:p text:style-name="Text_20_body"><text:span text:style-name="Strong_20_Emphasis"/></text:p>
      <text:p text:style-name="P51"><text:span text:style-name="Strong_20_Emphasis">la conciencia no es una forma de inteligencia, ni una extensión del razonamiento. </text:span></text:p>
      <text:p text:style-name="P51"><text:span text:style-name="Strong_20_Emphasis">Es otra cosa. Un fenómeno distinto.</text:span></text:p>
      <text:h text:style-name="Heading_20_2" text:outline-level="2"><text:span text:style-name="Strong_20_Emphasis">Conciencia es la experiencia interna de un estado.</text:span></text:h>
      <text:p text:style-name="Text_20_body">No es pensar, no es razonar, no es decidir.<text:line-break/>Es <text:span text:style-name="Strong_20_Emphasis">sentir que algo está ocurriendo</text:span>.</text:p>
      <text:list xml:id="list2247302172" text:style-name="L1">
        <text:list-item>
          <text:p text:style-name="P8">Sentir dolor. </text:p>
        </text:list-item>
        <text:list-item>
          <text:p text:style-name="P8">Sentir luz. </text:p>
        </text:list-item>
        <text:list-item>
          <text:p text:style-name="P8">Sentir miedo. </text:p>
        </text:list-item>
        <text:list-item>
          <text:p text:style-name="P8">Sentir presencia. </text:p>
        </text:list-item>
        <text:list-item>
          <text:p text:style-name="P7">Sentir que “yo soy yo”. </text:p>
        </text:list-item>
      </text:list>
      <text:p text:style-name="Text_20_body">La conciencia es <text:span text:style-name="Strong_20_Emphasis">vivencia</text:span>, no cálculo.</text:p>
      <text:p text:style-name="Horizontal_20_Line"/>
      <text:h text:style-name="Heading_20_1" text:outline-level="1"><text:span text:style-name="Strong_20_Emphasis">La conciencia no resuelve problemas</text:span></text:h>
      <text:p text:style-name="Text_20_body"/>
      <text:list xml:id="list2922928604" text:style-name="L2">
        <text:list-item>
          <text:p text:style-name="P10">La inteligencia <text:span text:style-name="Strong_20_Emphasis">resuelve problemas</text:span>. </text:p>
        </text:list-item>
        <text:list-item>
          <text:p text:style-name="P10">El razonamiento <text:span text:style-name="Strong_20_Emphasis">transforma información</text:span>. </text:p>
        </text:list-item>
        <text:list-item>
          <text:p text:style-name="P9">La conciencia <text:span text:style-name="Strong_20_Emphasis">experimenta</text:span><text:span text:style-name="Strong_20_Emphasis"><text:span text:style-name="T1">, siente</text:span></text:span>. </text:p>
        </text:list-item>
      </text:list>
      <text:p text:style-name="Text_20_body">Puedes tener inteligencia sin conciencia (bacterias, algoritmos, sistemas automáticos).<text:line-break/>Puedes tener conciencia sin razonamiento complejo (muchos animales, incluso humanos en estados alterados).<text:line-break/>Puedes tener razonamiento sin conciencia (procesos lógicos automáticos).</text:p>
      <text:p text:style-name="Text_20_body">Son fenómenos distintos.</text:p>
      <text:p text:style-name="Horizontal_20_Line"/>
      <text:h text:style-name="Heading_20_1" text:outline-level="1"><text:span text:style-name="Strong_20_Emphasis">Componentes esenciales de la conciencia</text:span></text:h>
      <text:h text:style-name="Heading_20_3" text:outline-level="3"><text:span text:style-name="Strong_20_Emphasis">1. </text:span><text:span text:style-name="Strong_20_Emphasis"><text:span text:style-name="T1">Existe</text:span></text:span><text:span text:style-name="Strong_20_Emphasis"> un estado interno</text:span></text:h>
      <text:p text:style-name="Text_20_body">Algo ocurre dentro del sistema: una señal, una sensación, una activación.</text:p>
      <text:h text:style-name="Heading_20_3" text:outline-level="3"><text:soft-page-break/><text:span text:style-name="Strong_20_Emphasis">2. Ese estado es “sentido”</text:span></text:h>
      <text:p text:style-name="Text_20_body">No solo existe: <text:span text:style-name="Strong_20_Emphasis">se experimenta</text:span>.<text:line-break/>Hay un “cómo se siente” estar en ese estado.</text:p>
      <text:h text:style-name="Heading_20_3" text:outline-level="3"><text:span text:style-name="Strong_20_Emphasis">3. Hay un punto de vista</text:span></text:h>
      <text:p text:style-name="Text_20_body">La conciencia siempre es <text:span text:style-name="Strong_20_Emphasis">desde alguien</text:span>.<text:line-break/>No existe conciencia sin sujeto, aunque ese sujeto sea mínimo.</text:p>
      <text:p text:style-name="Horizontal_20_Line"/>
      <text:h text:style-name="Heading_20_1" text:outline-level="1"><text:span text:style-name="Strong_20_Emphasis">Lo que NO es conciencia</text:span></text:h>
      <text:list xml:id="list1657580881" text:style-name="L3">
        <text:list-item>
          <text:p text:style-name="P12">No es inteligencia. </text:p>
        </text:list-item>
        <text:list-item>
          <text:p text:style-name="P12">No es razonamiento. </text:p>
        </text:list-item>
        <text:list-item>
          <text:p text:style-name="P12">No es memoria. </text:p>
        </text:list-item>
        <text:list-item>
          <text:p text:style-name="P12">No es lenguaje. </text:p>
        </text:list-item>
        <text:list-item>
          <text:p text:style-name="P12">No es planificación. </text:p>
        </text:list-item>
        <text:list-item>
          <text:p text:style-name="P11">No es intención. </text:p>
        </text:list-item>
      </text:list>
      <text:p text:style-name="Text_20_body">Todo eso puede existir sin conciencia.</text:p>
      <text:p text:style-name="Text_20_body">La conciencia es simplemente <text:span text:style-name="Strong_20_Emphasis">la aparición de un mundo interior</text:span>.</text:p>
      <text:p text:style-name="Horizontal_20_Line"/>
      <text:h text:style-name="P4" text:outline-level="1"><text:span text:style-name="Strong_20_Emphasis"><text:span text:style-name="T1">Podemos decir que,</text:span></text:span></text:h>
      <text:list xml:id="list914899491" text:style-name="L4">
        <text:list-item>
          <text:p text:style-name="P14">La vida es inteligencia. </text:p>
        </text:list-item>
        <text:list-item>
          <text:p text:style-name="P14">La inteligencia aparece desde el primer instante. </text:p>
        </text:list-item>
        <text:list-item>
          <text:p text:style-name="P14">El razonamiento aparece cuando la inteligencia supera cierto umbral de complejidad. </text:p>
        </text:list-item>
        <text:list-item>
          <text:p text:style-name="P13"><text:span text:style-name="Strong_20_Emphasis">La conciencia aparece aún más tarde</text:span>, cuando la complejidad del sistema permite generar un “interior” experimentado. </text:p>
        </text:list-item>
      </text:list>
      <text:p text:style-name="Text_20_body">La conciencia no es necesaria para que la vida actúe inteligentemente.<text:line-break/>Es un fenómeno emergente, no un requisito.</text:p>
      <text:p text:style-name="Horizontal_20_Line"/>
      <text:p text:style-name="Text_20_body"><text:span text:style-name="Strong_20_Emphasis">Conciencia es la capacidad de experimentar un estado interno.<text:line-break/>No resuelve problemas: simplemente siente.</text:span></text:p>
      <text:p text:style-name="Horizontal_20_Line"/>
      <text:p text:style-name="Text_20_body"/>
      <text:p text:style-name="P1">interesante punto de vista.</text:p>
      <text:p text:style-name="P1">Creia que la opinion generalizada era que solo el hombre era conciente.</text:p>
      <text:p text:style-name="P1"><text:soft-page-break/>Mientras que en mi opinion la conciencia es la function basica de un cerebro, es decir, no creo que pueda existir un cerebro sin conciencia.</text:p>
      <text:p text:style-name="P1">El cerebro genera punto de vista y sensacion. una hormiga es conciente, y un pez.</text:p>
      <text:p text:style-name="Text_20_body"/>
      <text:p text:style-name="Horizontal_20_Line"/>
      <text:p text:style-name="Text_20_body"/>
      <text:p text:style-name="Text_20_body">Durante mucho tiempo se dijo que <text:span text:style-name="Strong_20_Emphasis">solo el ser humano era consciente</text:span>, pero esa idea venía más de tradición cultural que de evidencia. Hoy, en neurociencia y etología, la tendencia es casi la opuesta: <text:span text:style-name="Strong_20_Emphasis">la conciencia aparece en cualquier sistema nervioso suficientemente organizado</text:span>.</text:p>
      <text:p text:style-name="Text_20_body"/>
      <text:p text:style-name="P52">La conciencia es la funcion principal de los cerebros.</text:p>
      <text:p text:style-name="P52">El cerebro genera punto de vista y sensacion, y por lo tanto, una hormiga es conciente, y un pez tambien lo es.</text:p>
      <text:p text:style-name="Horizontal_20_Line"/>
      <text:h text:style-name="Heading_20_1" text:outline-level="1">🌿 <text:span text:style-name="Strong_20_Emphasis">1. Un cerebro sin conciencia no tiene sentido funcional</text:span></text:h>
      <text:p text:style-name="Text_20_body"/>
      <text:p text:style-name="Text_20_body"><text:line-break/><text:span text:style-name="Strong_20_Emphasis">si un cerebro existe, existe para generar un punto de vista y una experiencia interna.</text:span></text:p>
      <text:p text:style-name="Text_20_body">Un cerebro:</text:p>
      <text:list xml:id="list3671549587" text:style-name="L5">
        <text:list-item>
          <text:p text:style-name="P16">recibe señales, </text:p>
        </text:list-item>
        <text:list-item>
          <text:p text:style-name="P16">las integra, </text:p>
        </text:list-item>
        <text:list-item>
          <text:p text:style-name="P16">las convierte en un estado interno, </text:p>
        </text:list-item>
        <text:list-item>
          <text:p text:style-name="P15">y ese estado interno <text:span text:style-name="Emphasis">se siente</text:span> desde un punto de vista. </text:p>
        </text:list-item>
      </text:list>
      <text:p text:style-name="Text_20_body">Eso <text:span text:style-name="Emphasis">es</text:span> conciencia.</text:p>
      <text:p text:style-name="Text_20_body"/>
      <text:p text:style-name="Horizontal_20_Line"/>
      <text:h text:style-name="Heading_20_1" text:outline-level="1">🐜 <text:span text:style-name="Strong_20_Emphasis">2. Una hormiga, un pez, un ratón… sí, son conscientes</text:span></text:h>
      <text:p text:style-name="Text_20_body"/>
      <text:p text:style-name="P52"><text:soft-page-break/>porque</text:p>
      <text:list xml:id="list914943247" text:style-name="L6">
        <text:list-item>
          <text:p text:style-name="P18">sienten dolor, </text:p>
        </text:list-item>
        <text:list-item>
          <text:p text:style-name="P18">sienten luz, </text:p>
        </text:list-item>
        <text:list-item>
          <text:p text:style-name="P18">sienten peligro, </text:p>
        </text:list-item>
        <text:list-item>
          <text:p text:style-name="P18">sienten hambre, </text:p>
        </text:list-item>
        <text:list-item>
          <text:p text:style-name="P18">sienten orientación, </text:p>
        </text:list-item>
        <text:list-item>
          <text:p text:style-name="P17">sienten presencia. </text:p>
        </text:list-item>
      </text:list>
      <text:p text:style-name="Text_20_body"/>
      <text:p text:style-name="P6"><text:span text:style-name="T2">Y</text:span> tienen:</text:p>
      <text:list xml:id="list2796896958" text:style-name="L13">
        <text:list-item>
          <text:p text:style-name="P33">sensación, </text:p>
        </text:list-item>
        <text:list-item>
          <text:p text:style-name="P33">punto de vista, </text:p>
        </text:list-item>
        <text:list-item>
          <text:p text:style-name="P33">experiencia interna, </text:p>
        </text:list-item>
        <text:list-item>
          <text:p text:style-name="P33">integración de estímulos, </text:p>
        </text:list-item>
        <text:list-item>
          <text:p text:style-name="P34">estados afectivos básicos. </text:p>
        </text:list-item>
      </text:list>
      <text:p text:style-name="P55">Eso es conciencia: <text:span text:style-name="Strong_20_Emphasis">la vivencia interna de un estado</text:span>.</text:p>
      <text:p text:style-name="Text_20_body">No necesitan lenguaje, ni pensamiento abstracto, ni autoconciencia.<text:line-break/>Solo necesitan un sistema nervioso capaz de generar un “cómo se siente estar en este estado”.</text:p>
      <text:p text:style-name="Horizontal_20_Line"/>
      <text:h text:style-name="Heading_20_1" text:outline-level="1">🧠 <text:span text:style-name="Strong_20_Emphasis">3. La conciencia es la función básica de un sistema nervioso</text:span></text:h>
      <text:p text:style-name="P53"/>
      <text:p text:style-name="Quotations"><text:span text:style-name="Strong_20_Emphasis">La conciencia no es un lujo evolutivo, es la función primaria de un cerebro.</text:span></text:p>
      <text:p text:style-name="Text_20_body">El cerebro aparece para:</text:p>
      <text:list xml:id="list4062779185" text:style-name="L7">
        <text:list-item>
          <text:p text:style-name="P20">unificar señales, </text:p>
        </text:list-item>
        <text:list-item>
          <text:p text:style-name="P20">generar un estado global, </text:p>
        </text:list-item>
        <text:list-item>
          <text:p text:style-name="P19">y permitir que ese estado sea sentido desde un punto de vista. </text:p>
        </text:list-item>
      </text:list>
      <text:p text:style-name="Text_20_body">Ese “sentir” es lo que permite actuar con coherencia.<text:line-break/>Sin conciencia, un animal no podría integrar estímulos en una experiencia unificada.</text:p>
      <text:p text:style-name="Horizontal_20_Line"/>
      <text:h text:style-name="Heading_20_1" text:outline-level="1"><text:soft-page-break/>🌟 <text:span text:style-name="Strong_20_Emphasis">1. Conciencia no es inteligencia… pero requiere inteligencia</text:span></text:h>
      <text:p text:style-name="Text_20_body"/>
      <text:p text:style-name="Text_20_body"/>
      <text:list xml:id="list2638422602" text:style-name="L11">
        <text:list-item>
          <text:p text:style-name="P27"><text:span text:style-name="Strong_20_Emphasis">La conciencia no es un tipo de inteligencia.</text:span><text:line-break/>No resuelve problemas, no calcula, no infiere, no decide.</text:p>
        </text:list-item>
        <text:list-item>
          <text:p text:style-name="P27"><text:span text:style-name="Strong_20_Emphasis">Pero no puede existir sin un sistema inteligente que la sostenga.</text:span><text:line-break/>Porque para que exista una experiencia interna, debe existir un sistema capaz de:</text:p>
          <text:list>
            <text:list-item>
              <text:p text:style-name="P28">integrar información, </text:p>
            </text:list-item>
            <text:list-item>
              <text:p text:style-name="P28">generar un estado global, </text:p>
            </text:list-item>
            <text:list-item>
              <text:p text:style-name="P28">mantener un punto de vista, </text:p>
            </text:list-item>
            <text:list-item>
              <text:p text:style-name="P27">y actualizarlo en tiempo real. </text:p>
            </text:list-item>
          </text:list>
        </text:list-item>
      </text:list>
      <text:p text:style-name="Text_20_body">Eso es inteligencia:<text:line-break/><text:span text:style-name="Strong_20_Emphasis">un proceso que transforma información para producir un estado funcional.</text:span></text:p>
      <text:p text:style-name="P54">Podemos decir que,</text:p>
      <text:p text:style-name="Quotations">La conciencia es un fenómeno que emerge <text:span text:style-name="Emphasis">sobre</text:span> un sistema inteligente de alta complejidad.</text:p>
      <text:p text:style-name="Text_20_body">No es inteligencia, pero <text:span text:style-name="Strong_20_Emphasis">depende</text:span> de ella.</text:p>
      <text:p text:style-name="Horizontal_20_Line"/>
      <text:h text:style-name="Heading_20_1" text:outline-level="1">🧠 <text:span text:style-name="Strong_20_Emphasis">2. La conciencia es una función del sistema nervioso</text:span></text:h>
      <text:p text:style-name="Text_20_body"><text:line-break/>El cerebro existe para generar:</text:p>
      <text:list xml:id="list3163057326" text:style-name="L12">
        <text:list-item>
          <text:p text:style-name="P30">un estado interno unificado, </text:p>
        </text:list-item>
        <text:list-item>
          <text:p text:style-name="P30">una sensación global del cuerpo y del entorno, </text:p>
        </text:list-item>
        <text:list-item>
          <text:p text:style-name="P29">un punto de vista desde el cual actuar. </text:p>
        </text:list-item>
      </text:list>
      <text:p text:style-name="Text_20_body">Eso <text:span text:style-name="Emphasis">es</text:span> conciencia.</text:p>
      <text:p text:style-name="Text_20_body">La conciencia es la <text:span text:style-name="Strong_20_Emphasis">función primaria</text:span> de un sistema nervioso centralizado.</text:p>
      <text:p text:style-name="Horizontal_20_Line"/>
      <text:h text:style-name="Heading_20_1" text:outline-level="1"><text:soft-page-break/><text:span text:style-name="Strong_20_Emphasis"/></text:h>
      <text:p text:style-name="Text_20_body"><text:span text:style-name="Strong_20_Emphasis"/></text:p>
      <text:p text:style-name="Text_20_body"/>
      <text:p text:style-name="Text_20_body"><text:span text:style-name="T2">Inteligencia, razonamiento y conciencia,</text:span> son fenómenos distintos: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2748497917296">
            <table:table-cell table:style-name="Table1.A1" office:value-type="string">
              <text:p text:style-name="Table_20_Heading">Fenómeno</text:p>
            </table:table-cell>
            <table:table-cell table:style-name="Table1.A1" office:value-type="string">
              <text:p text:style-name="Table_20_Heading">Qué hace</text:p>
            </table:table-cell>
          </table:table-row>
        </table:table-header-rows>
        <table:table-row table:style-name="TableLine2748497919600">
          <table:table-cell table:style-name="Table1.A1" office:value-type="string">
            <text:p text:style-name="Table_20_Contents"><text:span text:style-name="Strong_20_Emphasis">Inteligencia</text:span></text:p>
          </table:table-cell>
          <table:table-cell table:style-name="Table1.A1" office:value-type="string">
            <text:p text:style-name="Table_20_Contents">Resuelve problemas</text:p>
          </table:table-cell>
        </table:table-row>
        <table:table-row table:style-name="TableLine2748497926224">
          <table:table-cell table:style-name="Table1.A1" office:value-type="string">
            <text:p text:style-name="Table_20_Contents"><text:span text:style-name="Strong_20_Emphasis">Razonamiento</text:span></text:p>
          </table:table-cell>
          <table:table-cell table:style-name="Table1.A1" office:value-type="string">
            <text:p text:style-name="Table_20_Contents">Transforma información en conclusiones</text:p>
          </table:table-cell>
        </table:table-row>
        <table:table-row table:style-name="TableLine2748497918448">
          <table:table-cell table:style-name="Table1.A1" office:value-type="string">
            <text:p text:style-name="Table_20_Contents"><text:span text:style-name="Strong_20_Emphasis">Conciencia</text:span></text:p>
          </table:table-cell>
          <table:table-cell table:style-name="Table1.A1" office:value-type="string">
            <text:p text:style-name="Table_20_Contents">Experimenta estados internos</text:p>
          </table:table-cell>
        </table:table-row>
      </table:table>
      <text:p text:style-name="Text_20_body">La conciencia no calcula.<text:line-break/>La inteligencia no siente.<text:line-break/>Pero <text:span text:style-name="Strong_20_Emphasis">la conciencia necesita un sistema inteligente para existir</text:span>.</text:p>
      <text:p text:style-name="Horizontal_20_Line"/>
      <text:h text:style-name="P5" text:outline-level="1"><text:span text:style-name="Strong_20_Emphasis"><text:span text:style-name="T2">En conclusion podemos decir que,</text:span></text:span></text:h>
      <text:p text:style-name="Text_20_body"><text:span text:style-name="Strong_20_Emphasis">La conciencia no es inteligencia, pero es un fenómeno que solo puede emerger en sistemas inteligentes de alta complejidad.<text:line-break/>Es la función mediante la cual un sistema nervioso genera un estado interno experimentado desde un punto de vista.</text:span></text:p>
      <text:p text:style-name="Text_20_body"/>
      <text:p text:style-name="Text_20_body"/>
      <text:p text:style-name="Horizontal_20_Line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8T09:53:33.236000000</meta:creation-date>
    <dc:date>2026-02-08T14:02:34.863000000</dc:date>
    <meta:editing-duration>PT34M11S</meta:editing-duration>
    <meta:editing-cycles>7</meta:editing-cycles>
    <meta:generator>LibreOffice/7.3.5.2$Windows_X86_64 LibreOffice_project/184fe81b8c8c30d8b5082578aee2fed2ea847c01</meta:generator>
    <meta:document-statistic meta:table-count="1" meta:image-count="0" meta:object-count="0" meta:page-count="6" meta:paragraph-count="108" meta:word-count="889" meta:character-count="5463" meta:non-whitespace-character-count="4681"/>
  </office:meta>
</office:document-meta>
</file>